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ada" svg:font-family="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end" style:justify-single-word="false"/>
      <style:text-properties style:font-name="Nada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Nada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Nada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Nada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Arial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Arial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Sistema</text:p>
      <text:p text:style-name="P3">N.E.R.D. da AAAMAT</text:p>
      <text:p text:style-name="P2"/>
      <text:p text:style-name="P2"/>
      <text:p text:style-name="P2"/>
      <text:p text:style-name="P4">Relatório sobre Planejamento e Estimativas</text:p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1">Engenharia de Software</text:p>
      <text:p text:style-name="P1">07/10/2009 <text:s text:c="8"/></text:p>
      <text:p text:style-name="P1">Versão 1 <text:s text:c="9"/></text:p>
      <text:p text:style-name="P1">Professor Gerosa </text:p>
      <text:p text:style-name="P1"/>
      <text:p text:style-name="P1"/>
      <text:p text:style-name="P5"><text:soft-page-break/></text:p>
      <text:p text:style-name="P7">Participação de cada membro do grupo</text:p>
      <text:p text:style-name="P6"/>
      <text:p text:style-name="P6"><text:tab/>Todos os membros do grupo participaram igualmente e integralmente de todas as partes do projeto até o momento. Não houve reunião da atlética entre as fases 1 e 2.</text:p>
      <text:p text:style-name="P6"/>
      <text:p text:style-name="P7">Organização</text:p>
      <text:p text:style-name="P7"/>
      <text:p text:style-name="P8"><text:tab/>Para elaboração do documento de planejamento e estimativa, o grupo se reuniu duas vezes no IME, somando um total aproximado de 5 horas. </text:p>
      <text:p text:style-name="P8"><text:tab/></text:p>
      <text:p text:style-name="P7">Dificuldades encontradas</text:p>
      <text:p text:style-name="P8"><text:tab/></text:p>
      <text:p text:style-name="P8"><text:tab/>Não houve grandes dificuldades para a realização desta etapa. A única questão que tivemos foi a adaptação dos artefatos, já que tinham itens semelhantes e as explicações dos templates não estavam muito claras algumas vezes, nos forçando a procurar a ajuda do professor para entender.</text:p>
      <text:p text:style-name="P8"/>
      <text:p text:style-name="P7">Lições aprendidas</text:p>
      <text:p text:style-name="P8"><text:tab/></text:p>
      <text:p text:style-name="P8"><text:tab/>Aprendemos com a experiência de um dos membros do grupo que ao fazer as estimativas devemos considerar o tempo para pesquisa da tecnologia e solução, criar os testes corretamente e escrever código.</text:p>
      <text:p text:style-name="P8"/>
      <text:p text:style-name="P8"><text:tab/>Sempre precisamos de mais tempo do que estimado, principalmente no começo do projeto.</text:p>
      <text:p text:style-name="P8"/>
      <text:p text:style-name="P7">Ajustes necessários nos artefatos</text:p>
      <text:p text:style-name="P7"/>
      <text:p text:style-name="P7"><text:tab/><text:span text:style-name="T1">Como alguns artefatos possuíam informações em comum, escolhemos um deles para fazer o serviço de todos. Por exemplo, no planejamento da iteração, referênciamos a lista das tarefas e seus status no “Work Items”.</text:span></text:p>
      <text:p text:style-name="P7"><text:span text:style-name="T1"/></text:p>
      <text:p text:style-name="P7"><text:span text:style-name="T1"><text:tab/>Além disso, retiramos alguns campos das tabelas que julgamos não aplicáveis à nossa realidade. Como exemplos, retiramos os campos Dono, Impacto e ID da tabela Risk L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ada" svg:font-family="Nad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22:20:32</meta:creation-date>
    <dc:date>2009-10-28T10:54:16</dc:date>
    <meta:editing-duration>PT01H18M52S</meta:editing-duration>
    <meta:editing-cycles>14</meta:editing-cycles>
    <meta:generator>OpenOffice.org/3.0$Linux OpenOffice.org_project/300m15$Build-9379</meta:generator>
    <meta:document-statistic meta:table-count="0" meta:image-count="0" meta:object-count="0" meta:page-count="2" meta:paragraph-count="25" meta:word-count="245" meta:character-count="1586"/>
    <meta:user-defined meta:name="Info 1"/>
    <meta:user-defined meta:name="Info 2"/>
    <meta:user-defined meta:name="Info 3"/>
    <meta:user-defined meta:name="Info 4"/>
  </office:meta>
</office:document-meta>
</file>